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Node.GenerateNode( String name , VariableResolver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Node.invoke( Environment env , Invoke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GenerateNode.setParameters( Map parame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